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.getElementById('yes-button').addEventListener('click', function() {</text:p>
      <text:p text:style-name="Normal"><text:s text:c="4"/>document.getElementById('popup').classList.remove('hidden');</text:p>
      <text:p text:style-name="Normal"><text:s text:c="4"/>startConfetti();</text:p>
      <text:p text:style-name="Normal">});</text:p>
      <text:p text:style-name="Normal"/>
      <text:p text:style-name="Normal">document.getElementById('no-button').addEventListener('click', function() {</text:p>
      <text:p text:style-name="Normal"><text:s text:c="4"/>displayNoMessage();</text:p>
      <text:p text:style-name="Normal">});</text:p>
      <text:p text:style-name="Normal"/>
      <text:p text:style-name="Normal">function startConfetti() {</text:p>
      <text:p text:style-name="Normal"><text:s text:c="4"/>const confettiContainer = document.getElementById('confetti');</text:p>
      <text:p text:style-name="Normal"><text:s text:c="4"/>confettiContainer.innerHTML = ''; // Clear any existing confetti</text:p>
      <text:p text:style-name="Normal"/>
      <text:p text:style-name="Normal"><text:s text:c="4"/>for (let i = 0; i &lt; 100; i++) {</text:p>
      <text:p text:style-name="Normal"><text:s text:c="8"/>const confetti = document.createElement('div');</text:p>
      <text:p text:style-name="Normal"><text:s text:c="8"/>confetti.classList.add('confetti-piece');</text:p>
      <text:p text:style-name="Normal"><text:s text:c="8"/>confetti.style.left = Math.random() * 100 + 'vw';</text:p>
      <text:p text:style-name="Normal"><text:s text:c="8"/>confetti.style.animationDelay = Math.random() * 2 + 's';</text:p>
      <text:p text:style-name="Normal"><text:s text:c="8"/>confettiContainer.appendChild(confetti);</text:p>
      <text:p text:style-name="Normal"><text:s text:c="4"/>}</text:p>
      <text:p text:style-name="Normal">}</text:p>
      <text:p text:style-name="Normal"/>
      <text:p text:style-name="Normal">/* Add the CSS for confetti animation */</text:p>
      <text:p text:style-name="Normal">const style = document.createElement('style');</text:p>
      <text:p text:style-name="Normal">style.innerHTML = `</text:p>
      <text:p text:style-name="Normal"><text:s text:c="4"/>.confetti-piece {</text:p>
      <text:p text:style-name="Normal"><text:s text:c="8"/>position: absolute;</text:p>
      <text:p text:style-name="Normal"><text:s text:c="8"/>width: 10px;</text:p>
      <text:p text:style-name="Normal"><text:s text:c="8"/>height: 10px;</text:p>
      <text:p text:style-name="Normal"><text:s text:c="8"/>background-color: #FFC0CB; /* Pink confetti */</text:p>
      <text:p text:style-name="Normal"><text:s text:c="8"/>animation: fall 5s linear infinite;</text:p>
      <text:p text:style-name="Normal"><text:s text:c="4"/>}</text:p>
      <text:p text:style-name="Normal"/>
      <text:p text:style-name="Normal"><text:s text:c="4"/>@keyframes fall {</text:p>
      <text:p text:style-name="Normal"><text:s text:c="8"/>0% {</text:p>
      <text:p text:style-name="Normal"><text:s text:c="12"/>transform: translateY(0) rotate(0deg);</text:p>
      <text:p text:style-name="Normal"><text:s text:c="12"/>opacity: 1;</text:p>
      <text:p text:style-name="Normal"><text:s text:c="8"/>}</text:p>
      <text:p text:style-name="Normal"><text:s text:c="8"/>100% {</text:p>
      <text:p text:style-name="Normal"><text:s text:c="12"/>transform: translateY(100vh) rotate(360deg);</text:p>
      <text:p text:style-name="Normal"><text:s text:c="12"/>opacity: 0;</text:p>
      <text:p text:style-name="Normal"><text:s text:c="8"/>}</text:p>
      <text:p text:style-name="Normal"><text:s text:c="4"/>}</text:p>
      <text:p text:style-name="Normal"/>
      <text:p text:style-name="Normal"><text:s text:c="4"/>#no-popup {</text:p>
      <text:p text:style-name="Normal"><text:s text:c="8"/>position: fixed;</text:p>
      <text:p text:style-name="Normal"><text:s text:c="8"/>top: 50%;</text:p>
      <text:p text:style-name="Normal"><text:s text:c="8"/>left: 50%;</text:p>
      <text:p text:style-name="Normal"><text:s text:c="8"/>transform: translate(-50%, -50%);</text:p>
      <text:p text:style-name="Normal"><text:s text:c="8"/>background-color: #ffffff;</text:p>
      <text:p text:style-name="Normal"><text:s text:c="8"/>padding: 20px;</text:p>
      <text:p text:style-name="Normal"><text:s text:c="8"/>border: 2px solid #000;</text:p>
      <text:p text:style-name="Normal"><text:s text:c="8"/>box-shadow: 0 0 10px rgba(0, 0, 0, 0.1);</text:p>
      <text:p text:style-name="Normal"><text:s text:c="8"/>z-index: 1000;</text:p>
      <text:p text:style-name="Normal"><text:s text:c="4"/>}</text:p>
      <text:p text:style-name="Normal"/>
      <text:p text:style-name="Normal"><text:s text:c="4"/>#no-popup.hidden {</text:p>
      <text:p text:style-name="Normal"><text:s text:c="8"/>display: none;</text:p>
      <text:p text:style-name="Normal"><text:s text:c="4"/>}</text:p>
      <text:p text:style-name="Normal">`;</text:p>
      <text:p text:style-name="Normal">document.head.appendChild(style);</text:p>
      <text:p text:style-name="Normal"/>
      <text:p text:style-name="Normal">function displayNoMessage() {</text:p>
      <text:p text:style-name="Normal"><text:s text:c="4"/>const noPopup = document.createElement('div');</text:p>
      <text:p text:style-name="Normal"><text:s text:c="4"/>noPopup.id = 'no-popup';</text:p>
      <text:p text:style-name="Normal"><text:s text:c="4"/>noPopup.innerHTML = `</text:p>
      <text:p text:style-name="Normal"><text:s text:c="8"/>&lt;h2&gt;Oh no! Maybe next time?&lt;/h2&gt;</text:p>
      <text:p text:style-name="Normal"><text:s text:c="8"/>&lt;button id="close-no-popup"&gt;Close&lt;/button&gt;</text:p>
      <text:p text:style-name="Normal"><text:s text:c="4"/>`;</text:p>
      <text:p text:style-name="Normal"><text:s text:c="4"/>document.body.appendChild(noPopup);</text:p>
      <text:p text:style-name="Normal"/>
      <text:p text:style-name="Normal"><text:s text:c="4"/>document.getElementById('close-no-popup').addEventListener('click', function() {</text:p>
      <text:p text:style-name="Normal"><text:s text:c="8"/>noPopup.classList.add('hidden');</text:p>
      <text:p text:style-name="Normal"><text:s text:c="4"/>});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ic Hammond-Sarfo</meta:initial-creator>
    <dc:creator>Eric Hammond-Sarfo</dc:creator>
    <meta:creation-date>2024-07-20T14:05:00Z</meta:creation-date>
    <dc:date>2024-07-20T14:06:00Z</dc:date>
    <meta:template xlink:href="Normal" xlink:type="simple"/>
    <meta:editing-cycles>1</meta:editing-cycles>
    <meta:editing-duration>PT60S</meta:editing-duration>
    <meta:document-statistic meta:page-count="1" meta:paragraph-count="4" meta:word-count="312" meta:character-count="2087" meta:row-count="14" meta:non-whitespace-character-count="1779"/>
  </office:meta>
</office:document-meta>
</file>